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d6be" officeooo:paragraph-rsid="000cd6be"/>
    </style:style>
    <style:style style:name="P2" style:family="paragraph" style:parent-style-name="Standard">
      <style:text-properties fo:font-weight="bold" officeooo:rsid="000cd6be" officeooo:paragraph-rsid="000cd6be" style:font-weight-asian="bold" style:font-weight-complex="bold"/>
    </style:style>
    <style:style style:name="P3" style:family="paragraph" style:parent-style-name="Standard">
      <style:text-properties fo:font-size="15pt" fo:font-weight="bold" officeooo:rsid="000cd6be" officeooo:paragraph-rsid="000cd6be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normal" officeooo:rsid="000cd6be" officeooo:paragraph-rsid="001b5458" style:font-weight-asian="normal" style:font-weight-complex="normal"/>
    </style:style>
    <style:style style:name="P5" style:family="paragraph" style:parent-style-name="Standard">
      <style:text-properties fo:font-weight="normal" officeooo:rsid="00581c29" officeooo:paragraph-rsid="000cd6be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0cd6be" officeooo:paragraph-rsid="000cd6be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normal" officeooo:rsid="000cd6be" officeooo:paragraph-rsid="000cd6be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officeooo:rsid="000cd6be" officeooo:paragraph-rsid="001b5458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font-weight="normal" officeooo:rsid="00513d5c" officeooo:paragraph-rsid="000cd6be" style:font-weight-asian="normal" style:font-weight-complex="normal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weight="normal" officeooo:rsid="00581c29" officeooo:paragraph-rsid="000cd6be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0cd6be" officeooo:paragraph-rsid="000cd6be"/>
    </style:style>
    <style:style style:name="P12" style:family="paragraph" style:parent-style-name="Standard">
      <style:text-properties officeooo:rsid="000cd6be" officeooo:paragraph-rsid="000cd6be"/>
    </style:style>
    <style:style style:name="P13" style:family="paragraph" style:parent-style-name="Standard">
      <style:text-properties fo:font-weight="bold" officeooo:rsid="005de569" officeooo:paragraph-rsid="005f2cf3" style:font-weight-asian="bold" style:font-weight-complex="bold"/>
    </style:style>
    <style:style style:name="P14" style:family="paragraph" style:parent-style-name="Standard">
      <style:text-properties fo:font-weight="bold" officeooo:rsid="005de569" officeooo:paragraph-rsid="00608495" style:font-weight-asian="bold" style:font-weight-complex="bold"/>
    </style:style>
    <style:style style:name="P15" style:family="paragraph" style:parent-style-name="Standard">
      <style:text-properties fo:font-weight="bold" officeooo:rsid="005de569" officeooo:paragraph-rsid="00649bb4" style:font-weight-asian="bold" style:font-weight-complex="bold"/>
    </style:style>
    <style:style style:name="P16" style:family="paragraph" style:parent-style-name="Standard">
      <style:text-properties fo:font-weight="bold" officeooo:rsid="005de569" officeooo:paragraph-rsid="00650c66" style:font-weight-asian="bold" style:font-weight-complex="bold"/>
    </style:style>
    <style:style style:name="P17" style:family="paragraph" style:parent-style-name="Standard">
      <style:text-properties fo:font-weight="bold" officeooo:rsid="005de569" officeooo:paragraph-rsid="00660867" style:font-weight-asian="bold" style:font-weight-complex="bold"/>
    </style:style>
    <style:style style:name="P18" style:family="paragraph" style:parent-style-name="Standard">
      <style:text-properties fo:font-weight="bold" officeooo:rsid="005de569" officeooo:paragraph-rsid="0069352d" style:font-weight-asian="bold" style:font-weight-complex="bold"/>
    </style:style>
    <style:style style:name="P19" style:family="paragraph" style:parent-style-name="Standard">
      <style:text-properties fo:font-weight="bold" officeooo:rsid="005de569" officeooo:paragraph-rsid="006ac3a9" style:font-weight-asian="bold" style:font-weight-complex="bold"/>
    </style:style>
    <style:style style:name="P20" style:family="paragraph" style:parent-style-name="Standard">
      <style:text-properties fo:font-weight="bold" officeooo:rsid="005de569" officeooo:paragraph-rsid="006ce5d2" style:font-weight-asian="bold" style:font-weight-complex="bold"/>
    </style:style>
    <style:style style:name="P21" style:family="paragraph" style:parent-style-name="Standard">
      <style:text-properties fo:font-weight="bold" officeooo:rsid="005de569" officeooo:paragraph-rsid="0070ab61" style:font-weight-asian="bold" style:font-weight-complex="bold"/>
    </style:style>
    <style:style style:name="P22" style:family="paragraph" style:parent-style-name="Standard">
      <style:text-properties fo:font-weight="bold" officeooo:rsid="005de569" officeooo:paragraph-rsid="0072d847" style:font-weight-asian="bold" style:font-weight-complex="bold"/>
    </style:style>
    <style:style style:name="P23" style:family="paragraph" style:parent-style-name="Standard">
      <style:text-properties fo:font-weight="bold" officeooo:rsid="005de569" officeooo:paragraph-rsid="0077c425" style:font-weight-asian="bold" style:font-weight-complex="bold"/>
    </style:style>
    <style:style style:name="P24" style:family="paragraph" style:parent-style-name="Standard">
      <style:text-properties fo:font-weight="bold" officeooo:rsid="005de569" officeooo:paragraph-rsid="007d4134" style:font-weight-asian="bold" style:font-weight-complex="bold"/>
    </style:style>
    <style:style style:name="P25" style:family="paragraph" style:parent-style-name="Standard">
      <style:text-properties fo:font-weight="bold" officeooo:rsid="000cd6be" officeooo:paragraph-rsid="000cd6be" style:font-weight-asian="bold" style:font-weight-complex="bold"/>
    </style:style>
    <style:style style:name="P26" style:family="paragraph" style:parent-style-name="Standard">
      <style:text-properties fo:font-weight="bold" officeooo:rsid="007b40fb" officeooo:paragraph-rsid="007b40fb" style:font-weight-asian="bold" style:font-weight-complex="bold"/>
    </style:style>
    <style:style style:name="P27" style:family="paragraph" style:parent-style-name="Standard">
      <style:text-properties fo:font-weight="bold" officeooo:rsid="007f90a2" officeooo:paragraph-rsid="007f90a2" style:font-weight-asian="bold" style:font-weight-complex="bold"/>
    </style:style>
    <style:style style:name="P28" style:family="paragraph" style:parent-style-name="Standard">
      <style:text-properties fo:font-weight="bold" officeooo:rsid="008148d6" officeooo:paragraph-rsid="008148d6" style:font-weight-asian="bold" style:font-weight-complex="bold"/>
    </style:style>
    <style:style style:name="P29" style:family="paragraph" style:parent-style-name="Standard">
      <style:text-properties fo:font-weight="bold" officeooo:rsid="008148d6" officeooo:paragraph-rsid="00832265" style:font-weight-asian="bold" style:font-weight-complex="bold"/>
    </style:style>
    <style:style style:name="P30" style:family="paragraph" style:parent-style-name="Standard">
      <style:text-properties fo:font-weight="bold" officeooo:rsid="008148d6" officeooo:paragraph-rsid="0083ae01" style:font-weight-asian="bold" style:font-weight-complex="bold"/>
    </style:style>
    <style:style style:name="P31" style:family="paragraph" style:parent-style-name="Standard">
      <style:text-properties fo:font-weight="bold" officeooo:rsid="008148d6" officeooo:paragraph-rsid="0087478b" style:font-weight-asian="bold" style:font-weight-complex="bold"/>
    </style:style>
    <style:style style:name="P32" style:family="paragraph" style:parent-style-name="Standard">
      <style:text-properties fo:font-weight="bold" officeooo:rsid="0088ed83" officeooo:paragraph-rsid="0088ed83" style:font-weight-asian="bold" style:font-weight-complex="bold"/>
    </style:style>
    <style:style style:name="P33" style:family="paragraph" style:parent-style-name="Standard">
      <style:text-properties fo:font-size="15pt" fo:font-weight="bold" officeooo:rsid="000cd6be" officeooo:paragraph-rsid="000cd6be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5bed"/>
    </style:style>
    <style:style style:name="T3" style:family="text">
      <style:text-properties officeooo:rsid="00137937"/>
    </style:style>
    <style:style style:name="T4" style:family="text">
      <style:text-properties officeooo:rsid="001788ca"/>
    </style:style>
    <style:style style:name="T5" style:family="text">
      <style:text-properties officeooo:rsid="0018d789"/>
    </style:style>
    <style:style style:name="T6" style:family="text">
      <style:text-properties officeooo:rsid="002b0a0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c81bd" style:font-weight-asian="normal" style:font-weight-complex="normal"/>
    </style:style>
    <style:style style:name="T9" style:family="text">
      <style:text-properties fo:font-weight="normal" officeooo:rsid="003df034" style:font-weight-asian="normal" style:font-weight-complex="normal"/>
    </style:style>
    <style:style style:name="T10" style:family="text">
      <style:text-properties fo:font-weight="normal" officeooo:rsid="003e3a2d" style:font-weight-asian="normal" style:font-weight-complex="normal"/>
    </style:style>
    <style:style style:name="T11" style:family="text">
      <style:text-properties fo:font-weight="normal" officeooo:rsid="003fe9f1" style:font-weight-asian="normal" style:font-weight-complex="normal"/>
    </style:style>
    <style:style style:name="T12" style:family="text">
      <style:text-properties fo:font-weight="normal" officeooo:rsid="0041220d" style:font-weight-asian="normal" style:font-weight-complex="normal"/>
    </style:style>
    <style:style style:name="T13" style:family="text">
      <style:text-properties fo:font-weight="normal" officeooo:rsid="00427994" style:font-weight-asian="normal" style:font-weight-complex="normal"/>
    </style:style>
    <style:style style:name="T14" style:family="text">
      <style:text-properties fo:font-weight="normal" officeooo:rsid="00442d2a" style:font-weight-asian="normal" style:font-weight-complex="normal"/>
    </style:style>
    <style:style style:name="T15" style:family="text">
      <style:text-properties fo:font-weight="normal" officeooo:rsid="00445f3a" style:font-weight-asian="normal" style:font-weight-complex="normal"/>
    </style:style>
    <style:style style:name="T16" style:family="text">
      <style:text-properties fo:font-weight="normal" officeooo:rsid="00464f7e" style:font-weight-asian="normal" style:font-weight-complex="normal"/>
    </style:style>
    <style:style style:name="T17" style:family="text">
      <style:text-properties fo:font-weight="normal" officeooo:rsid="00484667" style:font-weight-asian="normal" style:font-weight-complex="normal"/>
    </style:style>
    <style:style style:name="T18" style:family="text">
      <style:text-properties fo:font-weight="normal" officeooo:rsid="00492e63" style:font-weight-asian="normal" style:font-weight-complex="normal"/>
    </style:style>
    <style:style style:name="T19" style:family="text">
      <style:text-properties fo:font-weight="normal" officeooo:rsid="004a3ffe" style:font-weight-asian="normal" style:font-weight-complex="normal"/>
    </style:style>
    <style:style style:name="T20" style:family="text">
      <style:text-properties fo:font-weight="normal" officeooo:rsid="004bed66" style:font-weight-asian="normal" style:font-weight-complex="normal"/>
    </style:style>
    <style:style style:name="T21" style:family="text">
      <style:text-properties fo:font-weight="normal" officeooo:rsid="00513d5c" style:font-weight-asian="normal" style:font-weight-complex="normal"/>
    </style:style>
    <style:style style:name="T22" style:family="text">
      <style:text-properties fo:font-weight="normal" officeooo:rsid="0052bd75" style:font-weight-asian="normal" style:font-weight-complex="normal"/>
    </style:style>
    <style:style style:name="T23" style:family="text">
      <style:text-properties fo:font-weight="normal" officeooo:rsid="0055ef81" style:font-weight-asian="normal" style:font-weight-complex="normal"/>
    </style:style>
    <style:style style:name="T24" style:family="text">
      <style:text-properties fo:font-weight="normal" officeooo:rsid="00571a7d" style:font-weight-asian="normal" style:font-weight-complex="normal"/>
    </style:style>
    <style:style style:name="T25" style:family="text">
      <style:text-properties fo:font-weight="normal" officeooo:rsid="00581c29" style:font-weight-asian="normal" style:font-weight-complex="normal"/>
    </style:style>
    <style:style style:name="T26" style:family="text">
      <style:text-properties fo:font-weight="normal" officeooo:rsid="005a654e" style:font-weight-asian="normal" style:font-weight-complex="normal"/>
    </style:style>
    <style:style style:name="T27" style:family="text">
      <style:text-properties fo:font-weight="normal" officeooo:rsid="005bb161" style:font-weight-asian="normal" style:font-weight-complex="normal"/>
    </style:style>
    <style:style style:name="T28" style:family="text">
      <style:text-properties fo:font-weight="normal" officeooo:rsid="000cd6be" style:font-weight-asian="normal" style:font-weight-complex="normal"/>
    </style:style>
    <style:style style:name="T29" style:family="text">
      <style:text-properties fo:font-weight="normal" officeooo:rsid="005f2cf3" style:font-weight-asian="normal" style:font-weight-complex="normal"/>
    </style:style>
    <style:style style:name="T30" style:family="text">
      <style:text-properties fo:font-weight="normal" officeooo:rsid="00608495" style:font-weight-asian="normal" style:font-weight-complex="normal"/>
    </style:style>
    <style:style style:name="T31" style:family="text">
      <style:text-properties fo:font-weight="normal" officeooo:rsid="006282c2" style:font-weight-asian="normal" style:font-weight-complex="normal"/>
    </style:style>
    <style:style style:name="T32" style:family="text">
      <style:text-properties fo:font-weight="normal" officeooo:rsid="00649bb4" style:font-weight-asian="normal" style:font-weight-complex="normal"/>
    </style:style>
    <style:style style:name="T33" style:family="text">
      <style:text-properties fo:font-weight="normal" officeooo:rsid="00650c66" style:font-weight-asian="normal" style:font-weight-complex="normal"/>
    </style:style>
    <style:style style:name="T34" style:family="text">
      <style:text-properties fo:font-weight="normal" officeooo:rsid="0066f782" style:font-weight-asian="normal" style:font-weight-complex="normal"/>
    </style:style>
    <style:style style:name="T35" style:family="text">
      <style:text-properties fo:font-weight="normal" officeooo:rsid="00680efc" style:font-weight-asian="normal" style:font-weight-complex="normal"/>
    </style:style>
    <style:style style:name="T36" style:family="text">
      <style:text-properties fo:font-weight="normal" officeooo:rsid="006943ec" style:font-weight-asian="normal" style:font-weight-complex="normal"/>
    </style:style>
    <style:style style:name="T37" style:family="text">
      <style:text-properties fo:font-weight="normal" officeooo:rsid="006ac3a9" style:font-weight-asian="normal" style:font-weight-complex="normal"/>
    </style:style>
    <style:style style:name="T38" style:family="text">
      <style:text-properties fo:font-weight="normal" officeooo:rsid="006ce5d2" style:font-weight-asian="normal" style:font-weight-complex="normal"/>
    </style:style>
    <style:style style:name="T39" style:family="text">
      <style:text-properties fo:font-weight="normal" officeooo:rsid="006d20cf" style:font-weight-asian="normal" style:font-weight-complex="normal"/>
    </style:style>
    <style:style style:name="T40" style:family="text">
      <style:text-properties fo:font-weight="normal" officeooo:rsid="006ebda4" style:font-weight-asian="normal" style:font-weight-complex="normal"/>
    </style:style>
    <style:style style:name="T41" style:family="text">
      <style:text-properties fo:font-weight="normal" officeooo:rsid="0070ab61" style:font-weight-asian="normal" style:font-weight-complex="normal"/>
    </style:style>
    <style:style style:name="T42" style:family="text">
      <style:text-properties fo:font-weight="normal" officeooo:rsid="0072d847" style:font-weight-asian="normal" style:font-weight-complex="normal"/>
    </style:style>
    <style:style style:name="T43" style:family="text">
      <style:text-properties fo:font-weight="normal" officeooo:rsid="00746a9b" style:font-weight-asian="normal" style:font-weight-complex="normal"/>
    </style:style>
    <style:style style:name="T44" style:family="text">
      <style:text-properties fo:font-weight="normal" officeooo:rsid="0075c4c3" style:font-weight-asian="normal" style:font-weight-complex="normal"/>
    </style:style>
    <style:style style:name="T45" style:family="text">
      <style:text-properties fo:font-weight="normal" officeooo:rsid="0078c940" style:font-weight-asian="normal" style:font-weight-complex="normal"/>
    </style:style>
    <style:style style:name="T46" style:family="text">
      <style:text-properties fo:font-weight="normal" officeooo:rsid="00792311" style:font-weight-asian="normal" style:font-weight-complex="normal"/>
    </style:style>
    <style:style style:name="T47" style:family="text">
      <style:text-properties fo:font-weight="normal" officeooo:rsid="007ba193" style:font-weight-asian="normal" style:font-weight-complex="normal"/>
    </style:style>
    <style:style style:name="T48" style:family="text">
      <style:text-properties fo:font-weight="normal" officeooo:rsid="007d4134" style:font-weight-asian="normal" style:font-weight-complex="normal"/>
    </style:style>
    <style:style style:name="T49" style:family="text">
      <style:text-properties fo:font-weight="normal" officeooo:rsid="007dfa09" style:font-weight-asian="normal" style:font-weight-complex="normal"/>
    </style:style>
    <style:style style:name="T50" style:family="text">
      <style:text-properties fo:font-weight="normal" officeooo:rsid="007e0dc0" style:font-weight-asian="normal" style:font-weight-complex="normal"/>
    </style:style>
    <style:style style:name="T51" style:family="text">
      <style:text-properties fo:font-weight="normal" officeooo:rsid="00832265" style:font-weight-asian="normal" style:font-weight-complex="normal"/>
    </style:style>
    <style:style style:name="T52" style:family="text">
      <style:text-properties fo:font-weight="normal" officeooo:rsid="0085ada1" style:font-weight-asian="normal" style:font-weight-complex="normal"/>
    </style:style>
    <style:style style:name="T53" style:family="text">
      <style:text-properties fo:font-weight="normal" officeooo:rsid="0087478b" style:font-weight-asian="normal" style:font-weight-complex="normal"/>
    </style:style>
    <style:style style:name="T54" style:family="text">
      <style:text-properties fo:font-weight="normal" officeooo:rsid="00885322" style:font-weight-asian="normal" style:font-weight-complex="normal"/>
    </style:style>
    <style:style style:name="T55" style:family="text">
      <style:text-properties officeooo:rsid="0069352d"/>
    </style:style>
    <style:style style:name="T56" style:family="text">
      <style:text-properties officeooo:rsid="006cca1c"/>
    </style:style>
    <style:style style:name="T57" style:family="text">
      <style:text-properties officeooo:rsid="004bed66"/>
    </style:style>
    <style:style style:name="T58" style:family="text">
      <style:text-properties officeooo:rsid="0052bd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C5.1.1.3.1 Aggiunta oggetto grafico</text:p>
      <text:p text:style-name="P1"><text:span text:style-name="T1">Attori: </text:span>Utente autenticato</text:p>
      <text:p text:style-name="P1"><text:span text:style-name="T1">Precondizioni:</text:span> L'utente ha scelto di aggiungere un oggetto grafico nella presentazione corrente.</text:p>
      <text:p text:style-name="P1"><text:span text:style-name="T1">Postcondizioni:</text:span> <text:span text:style-name="T2">L</text:span>'oggetto grafico viene aggiunto e visualizzato nella presentazione corrente.</text:p>
      <text:p text:style-name="P13">Descrizione: <text:span text:style-name="T28">L'utente ha scelto di aggiungere un oggetto grafico nella presentazione corrente, </text:span><text:span text:style-name="T29">appena verrà aggiunta verrà visualizzato nella presentazione.</text:span></text:p>
      <text:p text:style-name="P2">Scenario principale:</text:p>
      <text:p text:style-name="P7">- <text:span text:style-name="T3">L'utente può aggiungere un immagine</text:span></text:p>
      <text:p text:style-name="P1"><text:tab/>- <text:span text:style-name="T3">L'utente può aggiungere un'infografica</text:span></text:p>
      <text:p text:style-name="P2">Estensioni:</text:p>
      <text:p text:style-name="P1"/>
      <text:p text:style-name="P3">UC5.1.1.3.1.1 Aggiunta immagine</text:p>
      <text:p text:style-name="P1"><text:span text:style-name="T1">Attori:</text:span> Utente autenticato</text:p>
      <text:p text:style-name="P1"><text:span text:style-name="T1">Precondizioni:</text:span> L'utente ha scelto di aggiungere un immagine nella presentazione corrente.</text:p>
      <text:p text:style-name="P1"><text:span text:style-name="T1">Postcondizioni:</text:span> L'immagine è stata aggiunta e visualizzata nella presentazione corrente.</text:p>
      <text:p text:style-name="P14">Descrizione: <text:span text:style-name="T28">L'utente ha scelto di aggiungere un</text:span><text:span text:style-name="T30">'immagine</text:span><text:span text:style-name="T28"> nella presentazione corrente, </text:span><text:span text:style-name="T29">appena verrà aggiunta verrà visualizzat</text:span><text:span text:style-name="T31">a</text:span><text:span text:style-name="T29"> nella presentazione.</text:span></text:p>
      <text:p text:style-name="P2">Scenario principale:</text:p>
      <text:p text:style-name="P2">Estensioni:</text:p>
      <text:p text:style-name="P1"/>
      <text:p text:style-name="P3">UC5.1.1.3.1.2 Aggiunta infografica</text:p>
      <text:p text:style-name="P1"><text:span text:style-name="T1">Attori:</text:span> Utente autenticato</text:p>
      <text:p text:style-name="P1"><text:span text:style-name="T1">Precondizioni:</text:span> L'utente ha scelto di aggiungere un'infografica <text:s/>nella presentazione corrente.</text:p>
      <text:p text:style-name="P1"><text:span text:style-name="T1">Postcondizioni:</text:span> L'infografica è stata aggiunta e visualizzata nella presentazione corrente.</text:p>
      <text:p text:style-name="P15">Descrizione: <text:span text:style-name="T28">L'utente ha scelto di aggiungere un</text:span><text:span text:style-name="T30">'i</text:span><text:span text:style-name="T32">nfografica</text:span><text:span text:style-name="T28"> nella presentazione corrente, </text:span><text:span text:style-name="T29">appena verrà aggiunta verrà visualizzat</text:span><text:span text:style-name="T31">a</text:span><text:span text:style-name="T29"> nella presentazione.</text:span></text:p>
      <text:p text:style-name="P2">Scenario principale:</text:p>
      <text:p text:style-name="P4"><text:tab/>- <text:span text:style-name="T4">L'utente deve selezionare un tipo di infografica</text:span></text:p>
      <text:p text:style-name="P8">- <text:span text:style-name="T4">L'utente deve inserire dei dati</text:span></text:p>
      <text:p text:style-name="P8">- <text:span text:style-name="T5">L'utente può annullare un'inserimento</text:span></text:p>
      <text:p text:style-name="P8">- <text:span text:style-name="T5">L'utente può confermare un'inserimento</text:span></text:p>
      <text:p text:style-name="P2">Estensioni:</text:p>
      <text:p text:style-name="P1"/>
      <text:p text:style-name="P3">UC5.1.1.3.1.2.1 Selezione tipo infografica</text:p>
      <text:p text:style-name="P1"><text:span text:style-name="T1">Attori: </text:span>Utente autenticato</text:p>
      <text:p text:style-name="P1"><text:span text:style-name="T1">Precondizioni:</text:span> L'utente ha scelto di aggiungere un'infografica nella presentazione corrente.</text:p>
      <text:p text:style-name="P1"><text:span text:style-name="T1">Postcondizioni:</text:span> L'utente ha selezionato un tipo di infografica. Viene visualizzata una selezione in corrispondenza dell'infografica scelta.</text:p>
      <text:p text:style-name="P16">Descrizione: <text:span text:style-name="T28">L'utente ha scelto di aggiungere un</text:span><text:span text:style-name="T30">'</text:span><text:span text:style-name="T33">infogarfica</text:span><text:span text:style-name="T28"> nella presentazione corrente. </text:span><text:span text:style-name="T33">Quindi, dovrà selezionarne un tipo. Successivamente, verrà inserita l'infografica corrispondente.</text:span></text:p>
      <text:p text:style-name="P2">Scenario principale:</text:p>
      <text:p text:style-name="P2">Estensioni:</text:p>
      <text:p text:style-name="P1"/>
      <text:p text:style-name="P3">UC5.1.1.3.1.2.2 Inserimento dati</text:p>
      <text:p text:style-name="P1"><text:span text:style-name="T1">Attori:</text:span> Utente autenticato</text:p>
      <text:p text:style-name="P1"><text:span text:style-name="T1">Precondizioni:</text:span> L'utente ha scelto di aggiungere un'infografica nella presentazione corrente.</text:p>
      <text:p text:style-name="P1"><text:span text:style-name="T1">Postcondizioni:</text:span> L'utente ha inserito dei dati.</text:p>
      <text:p text:style-name="P17">Descrizione: <text:span text:style-name="T28">L'utente ha scelto di aggiungere un</text:span><text:span text:style-name="T30">'</text:span><text:span text:style-name="T33">infogarfica</text:span><text:span text:style-name="T28"> nella presentazione corrente. </text:span><text:span text:style-name="T33">Quindi, dovrà </text:span><text:span text:style-name="T34">inserire dei dati </text:span><text:span text:style-name="T35">da visualizzare nell'infografica</text:span><text:span text:style-name="T33">. Successivamente, verrà inserita l'infografica corrispondente.</text:span></text:p>
      <text:p text:style-name="P2">Scenario principale:</text:p>
      <text:p text:style-name="P11"><text:soft-page-break/>L'utente dovrà inserire i dati richiesti dal tipo di infografica scelta.</text:p>
      <text:p text:style-name="P2">Estensioni:</text:p>
      <text:p text:style-name="P1"/>
      <text:p text:style-name="P3">UC5.1.1.3.1.2.3 Annulla inserimento</text:p>
      <text:p text:style-name="P1"><text:span text:style-name="T1">Attori:</text:span> Utente autenticato</text:p>
      <text:p text:style-name="P1"><text:span text:style-name="T1">Precondizioni:</text:span> L'utente ha deciso di annullare l'inserimento dei dati.</text:p>
      <text:p text:style-name="P1"><text:span text:style-name="T1">Postcondizioni:</text:span> <text:span text:style-name="T55">Viene annullato l'inserimento dei dati, e non vengono applicate modifiche all'infografica.</text:span></text:p>
      <text:p text:style-name="P18">Descrizione: <text:span text:style-name="T28">L'utente ha scelto di aggiungere un</text:span><text:span text:style-name="T30">'</text:span><text:span text:style-name="T33">infogarfica</text:span><text:span text:style-name="T28"> nella presentazione corrente. </text:span><text:span text:style-name="T33">Quindi, dovrà </text:span><text:span text:style-name="T36">inserire dei dati corrispondenti</text:span><text:span text:style-name="T33">. Successivamente, </text:span><text:span text:style-name="T36">l'utente sceglie di annullare l'inserimento, di conseguenza non verranno applicate modifiche all'infografica.</text:span></text:p>
      <text:p text:style-name="P2">Scenario principale:</text:p>
      <text:p text:style-name="P2">Estensioni:</text:p>
      <text:p text:style-name="P1"/>
      <text:p text:style-name="P1"/>
      <text:p text:style-name="P3">UC5.1.1.3.1.2.4 Conferma inserimento</text:p>
      <text:p text:style-name="P1"><text:span text:style-name="T1">Attori:</text:span> Utente autenticato</text:p>
      <text:p text:style-name="P1"><text:span text:style-name="T1">Precondizioni:</text:span> L'utente ha concluso l'inserimento dei dati e ha deciso di confermarli.</text:p>
      <text:p text:style-name="P1"><text:span text:style-name="T1">Postcondizioni:</text:span> Viene confermato l'inserimento. Vengono visualizzate le modifiche.</text:p>
      <text:p text:style-name="P19">Descrizione: <text:span text:style-name="T28">L'utente ha scelto di aggiungere un</text:span><text:span text:style-name="T30">'</text:span><text:span text:style-name="T33">infogarfica</text:span><text:span text:style-name="T28"> nella presentazione corrente. </text:span><text:span text:style-name="T33">Quindi, dovrà </text:span><text:span text:style-name="T36">inserire dei dati corrispondenti</text:span><text:span text:style-name="T33">. Successivamente, </text:span><text:span text:style-name="T36">l'utente sceglie di </text:span><text:span text:style-name="T37">confermare</text:span><text:span text:style-name="T36"> l'inserimento, di conseguenza verranno applicate modifiche all'infografica </text:span><text:span text:style-name="T37">e saranno visualizzate le modifiche</text:span><text:span text:style-name="T36">.</text:span></text:p>
      <text:p text:style-name="P2">Scenario principale:</text:p>
      <text:p text:style-name="P2">Estensioni:</text:p>
      <text:p text:style-name="P1"/>
      <text:p text:style-name="P3">UC5.1.1.3.2 Modifica infografica</text:p>
      <text:p text:style-name="P1"><text:span text:style-name="T1">Attori: </text:span>Utente autenticato</text:p>
      <text:p text:style-name="P1"><text:span text:style-name="T1">Precondizioni:</text:span> L'utente ha scelto di modificare un<text:span text:style-name="T56">'</text:span>infografica per la presentazione corrente.</text:p>
      <text:p text:style-name="P1"><text:span text:style-name="T1">Postcondizioni:</text:span> L'infografica è stata modificata e le modiche vengono visualizzate.</text:p>
      <text:p text:style-name="P20">Descrizione: <text:span text:style-name="T28">L'utente ha scelto di </text:span><text:span text:style-name="T38">modificare</text:span><text:span text:style-name="T28"> un</text:span><text:span text:style-name="T30">'i</text:span><text:span text:style-name="T32">nfografica</text:span><text:span text:style-name="T28"> nella presentazione corrente, </text:span><text:span text:style-name="T29">appena verrà </text:span><text:span text:style-name="T39">modificata,</text:span><text:span text:style-name="T29"> </text:span><text:span text:style-name="T39">sa</text:span><text:span text:style-name="T29">rà visualizzat</text:span><text:span text:style-name="T31">a</text:span><text:span text:style-name="T29"> </text:span><text:span text:style-name="T40">la modifica </text:span><text:span text:style-name="T29">nella presentazione.</text:span></text:p>
      <text:p text:style-name="P2">Scenario principale:</text:p>
      <text:p text:style-name="P7">- <text:span text:style-name="T6">L'utente può modificare la tipologia di infografica</text:span></text:p>
      <text:p text:style-name="P7">- <text:span text:style-name="T6">L'utente può modificare i dati dell'infografica</text:span></text:p>
      <text:p text:style-name="P7">- <text:span text:style-name="T6">L'utente può confermare le modifiche</text:span></text:p>
      <text:p text:style-name="P7">- <text:span text:style-name="T6">L'utente può annullare le modifiche</text:span></text:p>
      <text:p text:style-name="P2">Estensioni:</text:p>
      <text:p text:style-name="P1"/>
      <text:p text:style-name="P3">UC5.1.1.3.2.1 Modifica tipologia</text:p>
      <text:p text:style-name="P1"><text:span text:style-name="T1">Attori:</text:span> Utente autenticato</text:p>
      <text:p text:style-name="P1"><text:span text:style-name="T1">Precondizioni:</text:span> L'utente ha scelto un infografica e ne vuole modificare il tipo.</text:p>
      <text:p text:style-name="P1"><text:span text:style-name="T1">Postcondizioni:</text:span> Il tipo di infografica viene modificato e vengono visualizzate le modifiche.</text:p>
      <text:p text:style-name="P21">Descrizione: <text:span text:style-name="T28">L'utente ha scelto di </text:span><text:span text:style-name="T38">modificare</text:span><text:span text:style-name="T28"> </text:span><text:span text:style-name="T41">la tipologia di </text:span><text:span text:style-name="T28">un</text:span><text:span text:style-name="T30">'i</text:span><text:span text:style-name="T32">nfografica</text:span><text:span text:style-name="T28"> nella presentazione corrente, </text:span><text:span text:style-name="T29">appena verrà </text:span><text:span text:style-name="T39">modificata,</text:span><text:span text:style-name="T29"> </text:span><text:span text:style-name="T39">sa</text:span><text:span text:style-name="T29">rà visualizzat</text:span><text:span text:style-name="T31">a</text:span><text:span text:style-name="T29"> </text:span><text:span text:style-name="T40">la modifica </text:span><text:span text:style-name="T29">nella presentazione.</text:span></text:p>
      <text:p text:style-name="P2">Scenario principale:</text:p>
      <text:p text:style-name="P2">Estensioni:</text:p>
      <text:p text:style-name="P1"/>
      <text:p text:style-name="P3"/>
      <text:p text:style-name="P3"/>
      <text:p text:style-name="P3"/>
      <text:p text:style-name="P3"><text:soft-page-break/>UC5.1.1.3.2.2 Modifica dati</text:p>
      <text:p text:style-name="P1"><text:span text:style-name="T1">Attori:</text:span> Utente autenticato</text:p>
      <text:p text:style-name="P1"><text:span text:style-name="T1">Precondizioni:</text:span> L'utente ha scelto di modificare i dati per l'infografica.</text:p>
      <text:p text:style-name="P1"><text:span text:style-name="T1">Postcondizioni:</text:span> I dati sono modificati. Vengono visualizzate le modifiche.</text:p>
      <text:p text:style-name="P2">Scenario principale:</text:p>
      <text:p text:style-name="P2">Estensioni:</text:p>
      <text:p text:style-name="P1"/>
      <text:p text:style-name="P3">UC5.1.1.3.2.3 Conferma modifiche</text:p>
      <text:p text:style-name="P1"><text:span text:style-name="T1">Attori:</text:span> Utente autenticato</text:p>
      <text:p text:style-name="P1"><text:span text:style-name="T1">Precondizioni:</text:span> L'utente ha scelto di confermare le modifiche per l'infografica.</text:p>
      <text:p text:style-name="P1"><text:span text:style-name="T1">Postcondizioni:</text:span> Sono state confermate e visualizzate le modifiche.</text:p>
      <text:p text:style-name="P22">Descrizione: <text:span text:style-name="T28">L'utente ha scelto di </text:span><text:span text:style-name="T42">confermare le </text:span><text:span text:style-name="T38">modific</text:span><text:span text:style-name="T42">he </text:span><text:span text:style-name="T43">di</text:span><text:span text:style-name="T28"> un</text:span><text:span text:style-name="T30">'i</text:span><text:span text:style-name="T32">nfografica</text:span><text:span text:style-name="T28"> nella presentazione corrente, </text:span><text:span text:style-name="T29">appena verrà </text:span><text:span text:style-name="T44">confermata la </text:span><text:span text:style-name="T39">modific</text:span><text:span text:style-name="T44">a</text:span><text:span text:style-name="T29"> </text:span><text:span text:style-name="T39">sa</text:span><text:span text:style-name="T29">rà visualizzat</text:span><text:span text:style-name="T31">a</text:span><text:span text:style-name="T29"> </text:span><text:span text:style-name="T40">la modifica </text:span><text:span text:style-name="T29">nella presentazione.</text:span></text:p>
      <text:p text:style-name="P1"><text:span text:style-name="T1">Scenario principale:</text:span> L'utente non ha altre modifiche da effettuare e le vuole confermare.</text:p>
      <text:p text:style-name="P2">Estensioni:</text:p>
      <text:p text:style-name="P1"/>
      <text:p text:style-name="P3">UC5.1.1.3.2.4 Annulla modifiche</text:p>
      <text:p text:style-name="P1"><text:span text:style-name="T1">Attori:</text:span> Utente autenticato</text:p>
      <text:p text:style-name="P1"><text:span text:style-name="T1">Precondizioni:</text:span> L'utente ha scelto di annullare le modifiche per l'infografica.</text:p>
      <text:p text:style-name="P1"><text:span text:style-name="T1">Postcondizioni:</text:span> Sono state annullate le modifiche.</text:p>
      <text:p text:style-name="P23">Descrizione: <text:span text:style-name="T28">L'utente ha scelto di </text:span><text:span text:style-name="T45">annullare</text:span><text:span text:style-name="T28"> </text:span><text:span text:style-name="T46">le modifiche di </text:span><text:span text:style-name="T28">un</text:span><text:span text:style-name="T30">'</text:span><text:span text:style-name="T33">infogarfica</text:span><text:span text:style-name="T28"> nella presentazione corrente. </text:span><text:span text:style-name="T33">Quindi, </text:span><text:span text:style-name="T36">non verranno applicate modifiche all'infografica.</text:span></text:p>
      <text:p text:style-name="P2">Scenario principale:</text:p>
      <text:p text:style-name="P2">Estensioni:</text:p>
      <text:p text:style-name="P1"/>
      <text:p text:style-name="P3">UC5.1.1.3.3 Elimina oggetto grafico</text:p>
      <text:p text:style-name="P1"><text:span text:style-name="T1">Attori: </text:span>Utente autenticato</text:p>
      <text:p text:style-name="P1"><text:span text:style-name="T1">Precondizioni:</text:span> L'utente ha scelto di eliminare un oggetto grafico.</text:p>
      <text:p text:style-name="P1"><text:span text:style-name="T1">Postcondizioni:</text:span> L'oggetto grafico è stato eliminato.</text:p>
      <text:p text:style-name="P26">Descrizione: <text:span text:style-name="T7">L'utente ha scelto di eliminare un oggetto grafico. Quindi, verrà elimitato </text:span><text:span text:style-name="T47">l'oggetto grafico corrspondente.</text:span></text:p>
      <text:p text:style-name="P2">Scenario principale:</text:p>
      <text:p text:style-name="P2">Estensioni:</text:p>
      <text:p text:style-name="P1"/>
      <text:p text:style-name="P3">UC5.1.1.4 Modifica tema</text:p>
      <text:p text:style-name="P1"><text:span text:style-name="T1">Attori:</text:span> Utente autenticato</text:p>
      <text:p text:style-name="P1"><text:span text:style-name="T1">Precondizioni:</text:span> L’utente ha scelto di modificare il tema per la presentazione corrente.</text:p>
      <text:p text:style-name="P1"><text:span text:style-name="T1">Postcondizioni:</text:span> Il tema è stato modificato e le modifiche vengono visualizzate.</text:p>
      <text:p text:style-name="P24">Descrizione: <text:span text:style-name="T28">L'utente ha scelto di </text:span><text:span text:style-name="T38">modificare</text:span><text:span text:style-name="T28"> </text:span><text:span text:style-name="T48">il tema d</text:span><text:span text:style-name="T28">ella presentazione corrente, </text:span><text:span text:style-name="T29">appena verrà </text:span><text:span text:style-name="T39">modificat</text:span><text:span text:style-name="T49">o</text:span><text:span text:style-name="T39">,</text:span><text:span text:style-name="T29"> </text:span><text:span text:style-name="T39">sa</text:span><text:span text:style-name="T29">rà visualizzat</text:span><text:span text:style-name="T31">a</text:span><text:span text:style-name="T29"> </text:span><text:span text:style-name="T40">la modifica </text:span><text:span text:style-name="T29">nella presentazione.</text:span></text:p>
      <text:p text:style-name="P2">Scenario principale:</text:p>
      <text:p text:style-name="P11">- L’utente può selezionare un tema generale che modifica i colori di tutti i frame e collegamenti</text:p>
      <text:p text:style-name="P11">- L’utente può modificare i parametri avanzati scegliendo esattamente quali colori impostare</text:p>
      <text:p text:style-name="P2">Estensioni:</text:p>
      <text:p text:style-name="P1"/>
      <text:p text:style-name="P3">UC5.1.1.4.1 Selezione tema generale</text:p>
      <text:p text:style-name="P1"><text:span text:style-name="T1">Attori:</text:span> Utente autenticato</text:p>
      <text:p text:style-name="P1"><text:span text:style-name="T1">Precondizioni:</text:span> L'utente ha scelto di selezionare un tema generale.</text:p>
      <text:p text:style-name="P2">Postcondizioni: <text:span text:style-name="T8">Il tema è stato applicato e v</text:span><text:span text:style-name="T10">iene</text:span><text:span text:style-name="T8"> visualiz</text:span><text:span text:style-name="T9">zato.</text:span></text:p>
      <text:p text:style-name="P2">Scenario principale:<text:span text:style-name="T7"> </text:span><text:span text:style-name="T50">L'utente ha scelto di selezionare un tema generale. Successivamente, sarà </text:span><text:soft-page-break/><text:span text:style-name="T50">applicato e visualizzato.</text:span></text:p>
      <text:p text:style-name="P2">Estensioni:</text:p>
      <text:p text:style-name="P1"/>
      <text:p text:style-name="P3">UC5.1.1.4.2 Modifica parametri avanzati</text:p>
      <text:p text:style-name="P1"><text:span text:style-name="T1">Attori:</text:span> Utente autenticato</text:p>
      <text:p text:style-name="P2">Precondizioni: <text:span text:style-name="T14">L'utente ha scelto di modificare i parametri avanzati.</text:span></text:p>
      <text:p text:style-name="P2">Postcondizioni: <text:span text:style-name="T15">I parametri avanzati sono modificati </text:span><text:span text:style-name="T18">e si visualizzano le modifiche</text:span><text:span text:style-name="T15">.</text:span></text:p>
      <text:p text:style-name="P27">Descrizione: <text:span text:style-name="T7">L'utente decide di modificare i parametri avanzati, che successivamente verranno visualizzate le modifiche.</text:span></text:p>
      <text:p text:style-name="P2">Scenario principale:</text:p>
      <text:p text:style-name="P6">- <text:span text:style-name="T11">L'utente può modificare il colore delle connessioni</text:span></text:p>
      <text:p text:style-name="P6"><text:span text:style-name="T11">- </text:span><text:span text:style-name="T12">L'utente può modificare il colore del frame</text:span></text:p>
      <text:p text:style-name="P6"><text:span text:style-name="T12">- </text:span><text:span text:style-name="T13">L'utente può modificare lo sfondo</text:span></text:p>
      <text:p text:style-name="P2">Estensioni:</text:p>
      <text:p text:style-name="P1"/>
      <text:p text:style-name="P3">UC5.1.1.4.2.1 Modifica colore connessioni</text:p>
      <text:p text:style-name="P1"><text:span text:style-name="T1">Attori:</text:span> Utente autenticato</text:p>
      <text:p text:style-name="P2">Precondizioni: <text:span text:style-name="T16">L'utente ha scelto di modificare il colore delle connessioni.</text:span></text:p>
      <text:p text:style-name="P2">Postcondizioni: <text:span text:style-name="T17">Il colore delle connessioni sono stato modificati e </text:span><text:span text:style-name="T20">vengono visualizzate</text:span><text:span text:style-name="T17"> le modifiche.</text:span></text:p>
      <text:p text:style-name="P28">Descrizione: <text:span text:style-name="T7">L'utente ha scelto di modificare il colore delle connessioni. <text:s/>Successivamente, dopo la scelta del colore, verrà modificato il colore e visualizzata la modifica.</text:span></text:p>
      <text:p text:style-name="P2">Scenario principale:</text:p>
      <text:p text:style-name="P2">Estensioni:</text:p>
      <text:p text:style-name="P1"/>
      <text:p text:style-name="P3">UC5.1.1.4.2.2 Modifica colore frame</text:p>
      <text:p text:style-name="P1"><text:span text:style-name="T1">Attori:</text:span> Utente autenticato</text:p>
      <text:p text:style-name="P2">Precondizioni: <text:span text:style-name="T19">L'utente ha scelto di modificare il colore del frame.</text:span></text:p>
      <text:p text:style-name="P2">Postcondizioni: <text:span text:style-name="T20">Il colore del frame è stato modificato e vengono visualizzate le modifiche.</text:span></text:p>
      <text:p text:style-name="P29"><text:span text:style-name="T57">Descrizione:</text:span><text:span text:style-name="T20"> L'utente ha scelto di modificare il colore del </text:span><text:span text:style-name="T51">frame</text:span><text:span text:style-name="T20">. <text:s/>Successivamente, dopo la scelta del colore, verrà modificato il colore e visualizzata la modifica.</text:span></text:p>
      <text:p text:style-name="P2">Scenario principale:</text:p>
      <text:p text:style-name="P2">Estensioni:</text:p>
      <text:p text:style-name="P1"/>
      <text:p text:style-name="P3">UC5.1.1.4.2.3 Modifica sfondo</text:p>
      <text:p text:style-name="P1"><text:span text:style-name="T1">Attori:</text:span> Utente autenticato</text:p>
      <text:p text:style-name="P2">Precondizioni: <text:s/><text:span text:style-name="T22">L'utente ha scelto di modificare lo sfondo.</text:span></text:p>
      <text:p text:style-name="P2">Postcondizioni: <text:span text:style-name="T22">Lo sfondo viene modificato e viene visualizzata la modifica.</text:span></text:p>
      <text:p text:style-name="P30"><text:span text:style-name="T58">Descrizione:</text:span><text:span text:style-name="T22"> L'utente ha scelto di modificare </text:span><text:span text:style-name="T52">lo sfondo</text:span><text:span text:style-name="T22">. <text:s/>Successivamente, verrà modificato e visualizzata la modifica.</text:span></text:p>
      <text:p text:style-name="P2">Scenario principale: </text:p>
      <text:p text:style-name="P6">- <text:span text:style-name="T21">L'utente può selezionare un colore per lo sfondo</text:span></text:p>
      <text:p text:style-name="P9">- L'utente può selezionare un immagine per lo sfondo</text:p>
      <text:p text:style-name="P2">Estensioni:</text:p>
      <text:p text:style-name="P1"/>
      <text:p text:style-name="P3">UC5.1.1.4.2.3.1 Selezione colore</text:p>
      <text:p text:style-name="P1"><text:span text:style-name="T1">Attori:</text:span> Utente autenticato</text:p>
      <text:p text:style-name="P2">Precondizioni: <text:span text:style-name="T23">L'utente ha scelto di modificare il colore per lo sfondo.</text:span></text:p>
      <text:p text:style-name="P2">Postcondizioni: <text:span text:style-name="T24">Il colore di sfondo </text:span><text:span text:style-name="T26">è stato</text:span><text:span text:style-name="T24"> </text:span><text:span text:style-name="T26">selezionato</text:span><text:span text:style-name="T24"> e viene visualizzata la </text:span><text:span text:style-name="T27">selezione</text:span><text:span text:style-name="T24">.</text:span></text:p>
      <text:p text:style-name="P31"><text:span text:style-name="T57">Descrizione:</text:span><text:span text:style-name="T20"> L'utente </text:span><text:span text:style-name="T53">dovrà selezionare un colore</text:span><text:span text:style-name="T20">. <text:s/>Successivamente, </text:span><text:span text:style-name="T54">viene visualizzata la selezione</text:span><text:span text:style-name="T20">.</text:span></text:p>
      <text:p text:style-name="P2"><text:soft-page-break/>Scenario principale:</text:p>
      <text:p text:style-name="P2">Estensioni:</text:p>
      <text:p text:style-name="P1"/>
      <text:p text:style-name="P3">UC5.1.1.4.2.3.2 Selezione immagine</text:p>
      <text:p text:style-name="P1"><text:span text:style-name="T1">Attori:</text:span> Utente autenticato</text:p>
      <text:p text:style-name="P2">Precondizioni: <text:span text:style-name="T26">L'utente ha scelto di selezionare un'immagine di sfondo</text:span></text:p>
      <text:p text:style-name="P2">Postcondizioni: <text:span text:style-name="T26">L'immagine di sfondo è stata </text:span><text:span text:style-name="T27">selezionata</text:span><text:span text:style-name="T26"> e viene </text:span><text:span text:style-name="T27">visualizzata la selezione.</text:span></text:p>
      <text:p text:style-name="P32">Descrizione: <text:span text:style-name="T7">L'utente ha scelto di selezionare selezionare un immagine di sfondo. Successivamente, verrà visualizzata la selezione.</text:span></text:p>
      <text:p text:style-name="P2">Scenario principale:</text:p>
      <text:p text:style-name="P6">- <text:span text:style-name="T25">L'utente può selezione un'immagine da file</text:span></text:p>
      <text:p text:style-name="P10">- L'utente può selezionare un'immagine da predefinite</text:p>
      <text:p text:style-name="P10">- L'utente può selezionere un immagine da URL___</text:p>
      <text:p text:style-name="P5"/>
      <text:p text:style-name="P2">Estensioni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elazzari </meta:initial-creator>
    <meta:creation-date>2015-01-20T20:00:51.031392770</meta:creation-date>
    <dc:date>2015-01-21T11:15:44.620571771</dc:date>
    <meta:editing-duration>PT2H2M48S</meta:editing-duration>
    <meta:editing-cycles>113</meta:editing-cycles>
    <meta:generator>LibreOffice/4.2.7.2$Linux_x86 LibreOffice_project/420m0$Build-2</meta:generator>
    <meta:document-statistic meta:table-count="0" meta:image-count="0" meta:object-count="0" meta:page-count="5" meta:paragraph-count="166" meta:word-count="1194" meta:character-count="9740" meta:non-whitespace-character-count="8703"/>
  </office:meta>
</office:document-meta>
</file>